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B1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5113903192" calcext:value-type="float">
            <text:p>0.2451139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709586012" calcext:value-type="float">
            <text:p>0.249709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5799152693" calcext:value-type="float">
            <text:p>0.2857991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7197344285" calcext:value-type="float">
            <text:p>0.2871973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2027901094" calcext:value-type="float">
            <text:p>0.2120279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1294073537" calcext:value-type="float">
            <text:p>0.1812940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8680076684" calcext:value-type="float">
            <text:p>0.1786800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73398085701" calcext:value-type="float">
            <text:p>0.09733980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97490796487" calcext:value-type="float">
            <text:p>0.09974907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2933532484" calcext:value-type="float">
            <text:p>0.10293353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76957610876" calcext:value-type="float">
            <text:p>0.09769576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84789403022" calcext:value-type="float">
            <text:p>0.09847894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2643474762" calcext:value-type="float">
            <text:p>0.1026434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92578682095" calcext:value-type="float">
            <text:p>0.0892578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8875544278" calcext:value-type="float">
            <text:p>0.09887554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8496983671" calcext:value-type="float">
            <text:p>0.0948496984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30.85pt" svg:y="2.83pt">
            <loext:p draw:notify-on-update-of-ranges="Sheet2.B1:Sheet2.B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2640962503" calcext:value-type="float">
            <text:p>32.2640962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909438609" calcext:value-type="float">
            <text:p>9.69094386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77298587534" calcext:value-type="float">
            <text:p>8.7729858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569499606" calcext:value-type="float">
            <text:p>16.65694996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756695028" calcext:value-type="float">
            <text:p>12.6756695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4580799658" calcext:value-type="float">
            <text:p>14.45807996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094446554" calcext:value-type="float">
            <text:p>15.6094446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7616427554" calcext:value-type="float">
            <text:p>12.7616427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3522435174" calcext:value-type="float">
            <text:p>12.3522435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190660206" calcext:value-type="float">
            <text:p>14.190660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3222961442" calcext:value-type="float">
            <text:p>14.32229614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9204427625" calcext:value-type="float">
            <text:p>4.39204427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5954917271" calcext:value-type="float">
            <text:p>4.35954917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20264222873" calcext:value-type="float">
            <text:p>3.20264222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3205555875" calcext:value-type="float">
            <text:p>3.2320555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482846325" calcext:value-type="float">
            <text:p>3.24828463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26418357451" calcext:value-type="float">
            <text:p>3.26418357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6497413275" calcext:value-type="float">
            <text:p>3.16497413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7721243423" calcext:value-type="float">
            <text:p>3.17721243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4679175756" calcext:value-type="float">
            <text:p>3.1467917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7543555994" calcext:value-type="float">
            <text:p>3.17543555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7765433145" calcext:value-type="float">
            <text:p>3.17765433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153876323" calcext:value-type="float">
            <text:p>3.1538763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736676095" calcext:value-type="float">
            <text:p>0.1873667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3268745342" calcext:value-type="float">
            <text:p>0.20326874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79774795577" calcext:value-type="float">
            <text:p>0.17977479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4250508465" calcext:value-type="float">
            <text:p>0.11425050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3506432697" calcext:value-type="float">
            <text:p>0.12350643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57716598952" calcext:value-type="float">
            <text:p>0.1577165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31352279821" calcext:value-type="float">
            <text:p>0.13135227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876677286" calcext:value-type="float">
            <text:p>0.13876677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15201981538" calcext:value-type="float">
            <text:p>0.11520198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6948050175" calcext:value-type="float">
            <text:p>0.11694805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5563711236" calcext:value-type="float">
            <text:p>0.10556371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7079618105" calcext:value-type="float">
            <text:p>0.12707961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73630526134" calcext:value-type="float">
            <text:p>0.17363052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709185558" calcext:value-type="float">
            <text:p>0.14670918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5593831498" calcext:value-type="float">
            <text:p>0.12559383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49005895337" calcext:value-type="float">
            <text:p>0.14900589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85441040984" calcext:value-type="float">
            <text:p>0.06854410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73191407993" calcext:value-type="float">
            <text:p>0.1731914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01346643818" calcext:value-type="float">
            <text:p>0.07013466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66269130144" calcext:value-type="float">
            <text:p>0.16626913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1809662373" calcext:value-type="float">
            <text:p>0.14180966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7095304423" calcext:value-type="float">
            <text:p>0.14709530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46653713457" calcext:value-type="float">
            <text:p>0.03466537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53063623314" calcext:value-type="float">
            <text:p>0.07530636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6586648152" calcext:value-type="float">
            <text:p>0.13658664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32954667911" calcext:value-type="float">
            <text:p>0.13295466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41494834684" calcext:value-type="float">
            <text:p>0.06414948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88386704734" calcext:value-type="float">
            <text:p>0.05883867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28058734843" calcext:value-type="float">
            <text:p>0.07280587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01595638249" calcext:value-type="float">
            <text:p>0.10159563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46184809305" calcext:value-type="float">
            <text:p>0.07461848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600253084007" calcext:value-type="float">
            <text:p>0.06002530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36164770082" calcext:value-type="float">
            <text:p>0.033616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44762852721" calcext:value-type="float">
            <text:p>0.07447628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18638000132" calcext:value-type="float">
            <text:p>0.03186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744643393857" calcext:value-type="float">
            <text:p>0.07446433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9058888252" calcext:value-type="float">
            <text:p>0.0490588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44452511692" calcext:value-type="float">
            <text:p>0.03444525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87757700797" calcext:value-type="float">
            <text:p>0.04877577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938870217005" calcext:value-type="float">
            <text:p>0.09388702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821403778348" calcext:value-type="float">
            <text:p>0.0821403778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130.85pt" svg:y="2.83pt">
            <loext:p draw:notify-on-update-of-ranges="Sheet3.B1:Sheet3.B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728269144" calcext:value-type="float">
            <text:p>0.3372826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8229729068" calcext:value-type="float">
            <text:p>0.3382297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4117370234" calcext:value-type="float">
            <text:p>0.3341173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4627472316" calcext:value-type="float">
            <text:p>0.3346274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6447554482" calcext:value-type="float">
            <text:p>0.1764475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0858175037" calcext:value-type="float">
            <text:p>1.4085817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72231423794" calcext:value-type="float">
            <text:p>0.4722314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9457005351" calcext:value-type="float">
            <text:p>0.4694570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7327020794" calcext:value-type="float">
            <text:p>0.0477327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0122698448" calcext:value-type="float">
            <text:p>0.04701226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6948125395" calcext:value-type="float">
            <text:p>0.2569481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2184602008" calcext:value-type="float">
            <text:p>0.042184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9131664991" calcext:value-type="float">
            <text:p>0.2591316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7071528547" calcext:value-type="float">
            <text:p>0.0427071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5604269875" calcext:value-type="float">
            <text:p>0.04560426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54094773515" calcext:value-type="float">
            <text:p>0.0354094774</text:p>
          </table:table-cell>
        </table:table-row>
      </table:table>
      <table:table table:name="Sheet4" table:style-name="ta1">
        <table:shapes>
          <draw:frame draw:z-index="0" draw:style-name="gr1" draw:text-style-name="P1" svg:width="453.51pt" svg:height="255.09pt" svg:x="130.85pt" svg:y="2.83pt">
            <loext:p draw:notify-on-update-of-ranges="Sheet4.B1:Sheet4.B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3791943737" calcext:value-type="float">
            <text:p>0.0813791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14148384581" calcext:value-type="float">
            <text:p>0.0714148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34651897197" calcext:value-type="float">
            <text:p>0.0534651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95170565963" calcext:value-type="float">
            <text:p>0.0695170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22792643361" calcext:value-type="float">
            <text:p>0.0522792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87423134952" calcext:value-type="float">
            <text:p>0.04874231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21800096348" calcext:value-type="float">
            <text:p>0.0521800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11674903425" calcext:value-type="float">
            <text:p>0.0511674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3787402469" calcext:value-type="float">
            <text:p>0.0537874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57289542741" calcext:value-type="float">
            <text:p>0.06572895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42027559572" calcext:value-type="float">
            <text:p>0.0642027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32755154373" calcext:value-type="float">
            <text:p>0.0632755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07208066735" calcext:value-type="float">
            <text:p>0.06072080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12976579078" calcext:value-type="float">
            <text:p>0.06129765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0577241952" calcext:value-type="float">
            <text:p>0.0605772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19627776664" calcext:value-type="float">
            <text:p>0.06196277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79559823688" calcext:value-type="float">
            <text:p>0.0579559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98666438801" calcext:value-type="float">
            <text:p>0.0598666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90861055832" calcext:value-type="float">
            <text:p>0.05908610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54845252901" calcext:value-type="float">
            <text:p>0.05548452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89870956688" calcext:value-type="float">
            <text:p>0.04898709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9515489411" calcext:value-type="float">
            <text:p>0.05951548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88229002092" calcext:value-type="float">
            <text:p>0.0488229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64934926554" calcext:value-type="float">
            <text:p>0.06649349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46450470863" calcext:value-type="float">
            <text:p>0.06464504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7128007258" calcext:value-type="float">
            <text:p>0.06712800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77366594717" calcext:value-type="float">
            <text:p>0.05773665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61967512326" calcext:value-type="float">
            <text:p>0.05619675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48347724176" calcext:value-type="float">
            <text:p>0.06483477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10274452105" calcext:value-type="float">
            <text:p>0.07102744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23597449177" calcext:value-type="float">
            <text:p>0.07235974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9103973744" calcext:value-type="float">
            <text:p>0.06910397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1251997301" calcext:value-type="float">
            <text:p>0.05112519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72093849903" calcext:value-type="float">
            <text:p>0.0472093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96751392252" calcext:value-type="float">
            <text:p>0.04967513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07329570055" calcext:value-type="float">
            <text:p>0.0707329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74499073959" calcext:value-type="float">
            <text:p>0.06744990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666836161201" calcext:value-type="float">
            <text:p>0.06668361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88243011636" calcext:value-type="float">
            <text:p>0.06882430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85255295885" calcext:value-type="float">
            <text:p>0.06852552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24980913748" calcext:value-type="float">
            <text:p>0.05249809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14927654525" calcext:value-type="float">
            <text:p>0.05149276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9660800501" calcext:value-type="float">
            <text:p>0.0496608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12220262017" calcext:value-type="float">
            <text:p>0.05122202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21660495185" calcext:value-type="float">
            <text:p>0.05216604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499309754218" calcext:value-type="float">
            <text:p>0.04993097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9725995252" calcext:value-type="float">
            <text:p>0.04972599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98931517087" calcext:value-type="float">
            <text:p>0.04989315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07710639013" calcext:value-type="float">
            <text:p>0.05077106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15534396349" calcext:value-type="float">
            <text:p>0.05155343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14929743091" calcext:value-type="float">
            <text:p>0.051492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52404545578" calcext:value-type="float">
            <text:p>0.05240454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25163863811" calcext:value-type="float">
            <text:p>0.05251638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525798170975" calcext:value-type="float">
            <text:p>0.05257981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09930831494" calcext:value-type="float">
            <text:p>0.05099308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44873866835" calcext:value-type="float">
            <text:p>0.05448738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58766791638" calcext:value-type="float">
            <text:p>0.05587667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27530003754" calcext:value-type="float">
            <text:p>0.05275300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37698353928" calcext:value-type="float">
            <text:p>0.05376983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06685257604" calcext:value-type="float">
            <text:p>0.05066852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14838379435" calcext:value-type="float">
            <text:p>0.05148383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24653785013" calcext:value-type="float">
            <text:p>0.05246537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20907113834" calcext:value-type="float">
            <text:p>0.05209071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29333731902" calcext:value-type="float">
            <text:p>0.0529333732</text:p>
          </table:table-cell>
        </table:table-row>
      </table:table>
      <table:table table:name="Sheet5" table:style-name="ta1">
        <table:shapes>
          <draw:frame draw:z-index="0" draw:style-name="gr1" draw:text-style-name="P1" svg:width="621.58pt" svg:height="237.03pt" svg:x="136.97pt" svg:y="5.05pt">
            <loext:p draw:notify-on-update-of-ranges="Sheet5.B1:Sheet5.B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9782206572" calcext:value-type="float">
            <text:p>0.3497822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7256462543" calcext:value-type="float">
            <text:p>0.3672564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2794563396" calcext:value-type="float">
            <text:p>0.1327945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9959654243" calcext:value-type="float">
            <text:p>0.3899596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1615594713" calcext:value-type="float">
            <text:p>0.3816155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269853878" calcext:value-type="float">
            <text:p>0.1826985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1872241137" calcext:value-type="float">
            <text:p>0.1618722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9292017762" calcext:value-type="float">
            <text:p>0.1492920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7112071871" calcext:value-type="float">
            <text:p>0.1571120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7495358705" calcext:value-type="float">
            <text:p>0.11749535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9574138858" calcext:value-type="float">
            <text:p>0.11957413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16913585909" calcext:value-type="float">
            <text:p>0.08169135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424397811" calcext:value-type="float">
            <text:p>0.10842439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95605264892" calcext:value-type="float">
            <text:p>0.08956052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51541214732" calcext:value-type="float">
            <text:p>0.0851541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6560381374" calcext:value-type="float">
            <text:p>0.08656038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67522391413" calcext:value-type="float">
            <text:p>0.07675223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74687122901" calcext:value-type="float">
            <text:p>0.09746871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97449765057" calcext:value-type="float">
            <text:p>0.08974497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959549419" calcext:value-type="float">
            <text:p>0.08959549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56407239146" calcext:value-type="float">
            <text:p>0.07564072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49735688501" calcext:value-type="float">
            <text:p>0.07497356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56603026102" calcext:value-type="float">
            <text:p>0.07566030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20620421851" calcext:value-type="float">
            <text:p>0.08206204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45837812886" calcext:value-type="float">
            <text:p>0.07458378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84303746798" calcext:value-type="float">
            <text:p>0.07843037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1256183843" calcext:value-type="float">
            <text:p>0.08125618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04887258443" calcext:value-type="float">
            <text:p>0.06048872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41323005724" calcext:value-type="float">
            <text:p>0.0641323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16827098915" calcext:value-type="float">
            <text:p>0.06168270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60300781048" calcext:value-type="float">
            <text:p>0.06603007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59240001458" calcext:value-type="float">
            <text:p>0.0659240001</text:p>
          </table:table-cell>
        </table:table-row>
      </table:table>
      <table:table table:name="Sheet6" table:style-name="ta1">
        <table:shapes>
          <draw:frame draw:z-index="0" draw:style-name="gr1" draw:text-style-name="P1" svg:width="619.34pt" svg:height="242.59pt" svg:x="168.69pt" svg:y="17.86pt">
            <loext:p draw:notify-on-update-of-ranges="Sheet6.B1:Sheet6.B3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55198818703" calcext:value-type="float">
            <text:p>0.0955198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0247497948" calcext:value-type="float">
            <text:p>0.0802474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21778294828" calcext:value-type="float">
            <text:p>0.0521778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4274968508" calcext:value-type="float">
            <text:p>0.10427496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70730786855" calcext:value-type="float">
            <text:p>0.0870730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04366860409" calcext:value-type="float">
            <text:p>0.0704366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78603671837" calcext:value-type="float">
            <text:p>0.0678603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88419329647" calcext:value-type="float">
            <text:p>0.068841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42626024966" calcext:value-type="float">
            <text:p>0.0442626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26215859476" calcext:value-type="float">
            <text:p>0.05262158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03270677311" calcext:value-type="float">
            <text:p>0.05032706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0023681879" calcext:value-type="float">
            <text:p>0.05500236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36605771579" calcext:value-type="float">
            <text:p>0.0536605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3439474867" calcext:value-type="float">
            <text:p>0.05343947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4110731035" calcext:value-type="float">
            <text:p>0.05341107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96349231218" calcext:value-type="float">
            <text:p>0.049634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68743024909" calcext:value-type="float">
            <text:p>0.0568743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55078258817" calcext:value-type="float">
            <text:p>0.05550782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82349869638" calcext:value-type="float">
            <text:p>0.0482349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29541159064" calcext:value-type="float">
            <text:p>0.05295411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055117133" calcext:value-type="float">
            <text:p>0.05055117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00804160778" calcext:value-type="float">
            <text:p>0.05008041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27394604558" calcext:value-type="float">
            <text:p>0.04273946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34579435088" calcext:value-type="float">
            <text:p>0.04345794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01138983433" calcext:value-type="float">
            <text:p>0.04011389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02958684032" calcext:value-type="float">
            <text:p>0.04029586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42222057075" calcext:value-type="float">
            <text:p>0.0442222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11363874867" calcext:value-type="float">
            <text:p>0.0311363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38978957921" calcext:value-type="float">
            <text:p>0.02389789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41028273531" calcext:value-type="float">
            <text:p>0.02410282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3087946455" calcext:value-type="float">
            <text:p>0.02308794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33979905782" calcext:value-type="float">
            <text:p>0.0233979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3:06:17.775263000</meta:creation-date>
    <dc:date>2016-02-01T23:55:46.514754000</dc:date>
    <meta:editing-duration>PT18M18S</meta:editing-duration>
    <meta:editing-cycles>1</meta:editing-cycles>
    <meta:document-statistic meta:table-count="6" meta:cell-count="448" meta:object-count="6"/>
    <meta:generator>LibreOffice/5.0.2.2$MacOSX_X86_64 LibreOffice_project/37b43f919e4de5eeaca9b9755ed688758a8251f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9cm" svg:y="4.205cm" style:legend-expansion="high" chart:style-name="ch2"/>
        <chart:plot-area chart:style-name="ch3" table:cell-range-address="Sheet1.B1:Sheet1.B16" svg:x="0.32cm" svg:y="0.18cm" svg:width="12.499cm" svg:height="8.64cm">
          <chartooo:coordinate-region svg:x="1.241cm" svg:y="0.376cm" svg:width="11.383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5113903192">
                <text:p>0.245113903192</text:p>
                <draw:g>
                  <svg:desc>Sheet1.B1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9709586012">
                <text:p>0.249709586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5799152693">
                <text:p>0.285799152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7197344285">
                <text:p>0.287197344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2027901094">
                <text:p>0.212027901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1294073537">
                <text:p>0.181294073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8680076684">
                <text:p>0.178680076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3398085701">
                <text:p>0.0973398085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97490796487">
                <text:p>0.0997490796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933532484">
                <text:p>0.102933532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6957610876">
                <text:p>0.0976957610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4789403022">
                <text:p>0.0984789403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2643474762">
                <text:p>0.102643474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92578682095">
                <text:p>0.0892578682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8875544278">
                <text:p>0.098875544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48496983671">
                <text:p>0.0948496983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9cm" svg:y="4.205cm" style:legend-expansion="high" chart:style-name="ch2"/>
        <chart:plot-area chart:style-name="ch3" table:cell-range-address="Sheet2.B1:Sheet2.B64" svg:x="0.32cm" svg:y="0.18cm" svg:width="12.499cm" svg:height="8.64cm">
          <chartooo:coordinate-region svg:x="0.959cm" svg:y="0.375cm" svg:width="11.721cm" svg:height="7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6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2640962503">
                <text:p>32.2640962503</text:p>
                <draw:g>
                  <svg:desc>Sheet2.B1:Sheet2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909438609">
                <text:p>9.690943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7298587534">
                <text:p>8.77298587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6569499606">
                <text:p>16.6569499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756695028">
                <text:p>12.6756695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580799658">
                <text:p>14.4580799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094446554">
                <text:p>15.6094446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616427554">
                <text:p>12.7616427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522435174">
                <text:p>12.3522435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90660206">
                <text:p>14.190660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222961442">
                <text:p>14.3222961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9204427625">
                <text:p>4.39204427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5954917271">
                <text:p>4.35954917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0264222873">
                <text:p>3.20264222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3205555875">
                <text:p>3.23205555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482846325">
                <text:p>3.2482846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6418357451">
                <text:p>3.26418357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6497413275">
                <text:p>3.1649741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7721243423">
                <text:p>3.17721243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4679175756">
                <text:p>3.14679175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7543555994">
                <text:p>3.17543555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7765433145">
                <text:p>3.17765433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53876323">
                <text:p>3.153876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736676095">
                <text:p>0.18736676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3268745342">
                <text:p>0.203268745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9774795577">
                <text:p>0.179774795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250508465">
                <text:p>0.114250508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3506432697">
                <text:p>0.123506432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716598952">
                <text:p>0.157716598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1352279821">
                <text:p>0.131352279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876677286">
                <text:p>0.13876677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5201981538">
                <text:p>0.115201981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6948050175">
                <text:p>0.116948050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5563711236">
                <text:p>0.105563711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7079618105">
                <text:p>0.127079618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3630526134">
                <text:p>0.173630526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709185558">
                <text:p>0.146709185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5593831498">
                <text:p>0.125593831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9005895337">
                <text:p>0.149005895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85441040984">
                <text:p>0.0685441040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3191407993">
                <text:p>0.173191407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01346643818">
                <text:p>0.0701346643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6269130144">
                <text:p>0.166269130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1809662373">
                <text:p>0.141809662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7095304423">
                <text:p>0.147095304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46653713457">
                <text:p>0.03466537134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53063623314">
                <text:p>0.0753063623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6586648152">
                <text:p>0.136586648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954667911">
                <text:p>0.132954667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1494834684">
                <text:p>0.0641494834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8386704734">
                <text:p>0.05883867047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28058734843">
                <text:p>0.0728058734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1595638249">
                <text:p>0.101595638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46184809305">
                <text:p>0.0746184809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00253084007">
                <text:p>0.06002530840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36164770082">
                <text:p>0.03361647700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44762852721">
                <text:p>0.0744762852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18638000132">
                <text:p>0.03186380001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44643393857">
                <text:p>0.0744643393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9058888252">
                <text:p>0.0490588882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44452511692">
                <text:p>0.0344452511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87757700797">
                <text:p>0.0487757700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38870217005">
                <text:p>0.0938870217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21403778348">
                <text:p>0.08214037783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9cm" svg:y="4.205cm" style:legend-expansion="high" chart:style-name="ch2"/>
        <chart:plot-area chart:style-name="ch3" table:cell-range-address="Sheet3.B1:Sheet3.B16" svg:x="0.32cm" svg:y="0.18cm" svg:width="12.499cm" svg:height="8.64cm">
          <chartooo:coordinate-region svg:x="1.03cm" svg:y="0.375cm" svg:width="11.593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16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728269144">
                <text:p>0.33728269144</text:p>
                <draw:g>
                  <svg:desc>Sheet3.B1:Sheet3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8229729068">
                <text:p>0.338229729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4117370234">
                <text:p>0.334117370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4627472316">
                <text:p>0.334627472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6447554482">
                <text:p>0.176447554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0858175037">
                <text:p>1.40858175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2231423794">
                <text:p>0.472231423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457005351">
                <text:p>0.469457005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7327020794">
                <text:p>0.0477327020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0122698448">
                <text:p>0.0470122698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6948125395">
                <text:p>0.256948125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184602008">
                <text:p>0.042184602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131664991">
                <text:p>0.259131664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7071528547">
                <text:p>0.0427071528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604269875">
                <text:p>0.045604269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4094773515">
                <text:p>0.0354094773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39cm" svg:y="4.205cm" style:legend-expansion="high" chart:style-name="ch2"/>
        <chart:plot-area chart:style-name="ch3" table:cell-range-address="Sheet4.B1:Sheet4.B64" svg:x="0.32cm" svg:y="0.18cm" svg:width="12.499cm" svg:height="8.64cm">
          <chartooo:coordinate-region svg:x="1.241cm" svg:y="0.375cm" svg:width="11.578cm" svg:height="7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6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13791943737">
                <text:p>0.0813791943737</text:p>
                <draw:g>
                  <svg:desc>Sheet4.B1:Sheet4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148384581">
                <text:p>0.0714148384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4651897197">
                <text:p>0.0534651897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95170565963">
                <text:p>0.0695170565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2792643361">
                <text:p>0.0522792643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7423134952">
                <text:p>0.0487423134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1800096348">
                <text:p>0.0521800096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11674903425">
                <text:p>0.0511674903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787402469">
                <text:p>0.053787402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7289542741">
                <text:p>0.0657289542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2027559572">
                <text:p>0.0642027559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2755154373">
                <text:p>0.0632755154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7208066735">
                <text:p>0.0607208066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12976579078">
                <text:p>0.0612976579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0577241952">
                <text:p>0.060577241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9627776664">
                <text:p>0.0619627776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9559823688">
                <text:p>0.0579559823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8666438801">
                <text:p>0.0598666438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0861055832">
                <text:p>0.0590861055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54845252901">
                <text:p>0.0554845252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89870956688">
                <text:p>0.04898709566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9515489411">
                <text:p>0.059515489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88229002092">
                <text:p>0.0488229002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64934926554">
                <text:p>0.0664934926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6450470863">
                <text:p>0.0646450470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7128007258">
                <text:p>0.067128007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77366594717">
                <text:p>0.0577366594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61967512326">
                <text:p>0.0561967512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48347724176">
                <text:p>0.0648347724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10274452105">
                <text:p>0.0710274452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23597449177">
                <text:p>0.0723597449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9103973744">
                <text:p>0.069103973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1251997301">
                <text:p>0.0511251997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72093849903">
                <text:p>0.047209384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6751392252">
                <text:p>0.0496751392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7329570055">
                <text:p>0.0707329570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74499073959">
                <text:p>0.0674499073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66836161201">
                <text:p>0.06668361612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8243011636">
                <text:p>0.0688243011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85255295885">
                <text:p>0.0685255295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4980913748">
                <text:p>0.0524980913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14927654525">
                <text:p>0.05149276545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660800501">
                <text:p>0.049660800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12220262017">
                <text:p>0.0512220262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21660495185">
                <text:p>0.0521660495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99309754218">
                <text:p>0.04993097542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9725995252">
                <text:p>0.049725995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98931517087">
                <text:p>0.0498931517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07710639013">
                <text:p>0.0507710639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15534396349">
                <text:p>0.0515534396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14929743091">
                <text:p>0.05149297430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404545578">
                <text:p>0.0524045455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5163863811">
                <text:p>0.0525163863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25798170975">
                <text:p>0.0525798170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09930831494">
                <text:p>0.0509930831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44873866835">
                <text:p>0.0544873866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58766791638">
                <text:p>0.05587667916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27530003754">
                <text:p>0.0527530003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37698353928">
                <text:p>0.05376983539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06685257604">
                <text:p>0.0506685257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14838379435">
                <text:p>0.05148383794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24653785013">
                <text:p>0.0524653785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20907113834">
                <text:p>0.05209071138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29333731902">
                <text:p>0.05293337319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29cm" svg:height="8.363cm" xlink:href=".." xlink:type="simple" chart:class="chart:line" chart:style-name="ch1">
        <chart:legend chart:legend-position="end" svg:x="19.068cm" svg:y="3.886cm" style:legend-expansion="high" chart:style-name="ch2"/>
        <chart:plot-area chart:style-name="ch3" table:cell-range-address="Sheet5.B1:Sheet5.B32" svg:x="0.438cm" svg:y="0.167cm" svg:width="18.192cm" svg:height="8.029cm">
          <chartooo:coordinate-region svg:x="1.359cm" svg:y="0.362cm" svg:width="17.075cm" svg:height="7.1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9782206572">
                <text:p>0.349782206572</text:p>
                <draw:g>
                  <svg:desc>Sheet5.B1:Sheet5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256462543">
                <text:p>0.367256462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794563396">
                <text:p>0.132794563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9959654243">
                <text:p>0.389959654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1615594713">
                <text:p>0.381615594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269853878">
                <text:p>0.18269853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1872241137">
                <text:p>0.161872241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292017762">
                <text:p>0.149292017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7112071871">
                <text:p>0.15711207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7495358705">
                <text:p>0.117495358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574138858">
                <text:p>0.119574138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16913585909">
                <text:p>0.0816913585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8424397811">
                <text:p>0.108424397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95605264892">
                <text:p>0.0895605264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51541214732">
                <text:p>0.0851541214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560381374">
                <text:p>0.0865603813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7522391413">
                <text:p>0.0767522391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74687122901">
                <text:p>0.0974687122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7449765057">
                <text:p>0.0897449765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959549419">
                <text:p>0.08959549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56407239146">
                <text:p>0.0756407239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49735688501">
                <text:p>0.0749735688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56603026102">
                <text:p>0.0756603026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20620421851">
                <text:p>0.0820620421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45837812886">
                <text:p>0.0745837812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84303746798">
                <text:p>0.07843037467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256183843">
                <text:p>0.081256183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04887258443">
                <text:p>0.0604887258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41323005724">
                <text:p>0.0641323005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6827098915">
                <text:p>0.0616827098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60300781048">
                <text:p>0.0660300781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59240001458">
                <text:p>0.06592400014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5cm" svg:height="8.559cm" xlink:href=".." xlink:type="simple" chart:class="chart:line" chart:style-name="ch1">
        <chart:legend chart:legend-position="end" svg:x="18.989cm" svg:y="3.984cm" style:legend-expansion="high" chart:style-name="ch2"/>
        <chart:plot-area chart:style-name="ch3" table:cell-range-address="Sheet6.B1:Sheet6.B32" svg:x="0.437cm" svg:y="0.171cm" svg:width="18.115cm" svg:height="8.217cm">
          <chartooo:coordinate-region svg:x="1.358cm" svg:y="0.366cm" svg:width="16.998cm" svg:height="7.3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1:Sheet6.B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55198818703">
                <text:p>0.0955198818703</text:p>
                <draw:g>
                  <svg:desc>Sheet6.B1:Sheet6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247497948">
                <text:p>0.080247497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1778294828">
                <text:p>0.0521778294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4274968508">
                <text:p>0.104274968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0730786855">
                <text:p>0.0870730786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4366860409">
                <text:p>0.0704366860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8603671837">
                <text:p>0.0678603671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8419329647">
                <text:p>0.0688419329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2626024966">
                <text:p>0.0442626024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26215859476">
                <text:p>0.0526215859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3270677311">
                <text:p>0.0503270677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0023681879">
                <text:p>0.0550023681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6605771579">
                <text:p>0.0536605771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439474867">
                <text:p>0.053439474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4110731035">
                <text:p>0.0534110731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96349231218">
                <text:p>0.0496349231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68743024909">
                <text:p>0.0568743024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078258817">
                <text:p>0.0555078258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2349869638">
                <text:p>0.0482349869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29541159064">
                <text:p>0.0529541159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55117133">
                <text:p>0.05055117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00804160778">
                <text:p>0.0500804160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7394604558">
                <text:p>0.0427394604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4579435088">
                <text:p>0.0434579435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01138983433">
                <text:p>0.0401138983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2958684032">
                <text:p>0.0402958684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42222057075">
                <text:p>0.0442222057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11363874867">
                <text:p>0.0311363874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38978957921">
                <text:p>0.0238978957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1028273531">
                <text:p>0.02410282735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087946455">
                <text:p>0.023087946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33979905782">
                <text:p>0.02339799057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